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lE81QlmkZeMIRFAgfkcC1bqWoXLGAi1ZzqE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22:28:26.001073700</meta:creation-date>
    <dc:date>2022-02-17T22:29:12.306914050</dc:date>
    <meta:editing-duration>PT48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